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399cm" style:rel-column-width="13102*"/>
    </style:style>
    <style:style style:name="Table2.B" style:family="table-column">
      <style:table-column-properties style:column-width="13.601cm" style:rel-column-width="5243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11" style:family="table-row">
      <style:table-row-properties style:min-row-height="0.748cm"/>
    </style:style>
    <style:style style:name="P1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12fe09" officeooo:paragraph-rsid="0012fe09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fo:font-style="normal" style:text-underline-style="solid" style:text-underline-width="auto" style:text-underline-color="font-color" fo:font-weight="bold" officeooo:rsid="0010ea85" officeooo:paragraph-rsid="0010ea85" style:font-size-asian="22.75pt" style:font-style-asian="normal" style:font-weight-asian="bold" style:font-size-complex="26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10ea85" officeooo:paragraph-rsid="0010ea85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1eeff0" officeooo:paragraph-rsid="001eeff0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2fe09" officeooo:paragraph-rsid="0012fe09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4ed91" officeooo:paragraph-rsid="0014ed91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8ab33" officeooo:paragraph-rsid="0018ab33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eeff0" officeooo:paragraph-rsid="001eeff0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style="normal" style:text-underline-style="none" fo:font-weight="bold" officeooo:rsid="001c976a" officeooo:paragraph-rsid="001c976a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14ed91"/>
    </style:style>
    <style:style style:name="P11" style:family="paragraph" style:parent-style-name="Table_20_Contents">
      <style:paragraph-properties fo:text-align="center" style:justify-single-word="false"/>
      <style:text-properties officeooo:rsid="00201d63" officeooo:paragraph-rsid="00201d63"/>
    </style:style>
    <style:style style:name="P12" style:family="paragraph" style:parent-style-name="Table_20_Contents">
      <style:paragraph-properties fo:text-align="center" style:justify-single-word="false"/>
      <style:text-properties officeooo:rsid="00221186" officeooo:paragraph-rsid="00221186"/>
    </style:style>
    <style:style style:name="P13" style:family="paragraph" style:parent-style-name="Table_20_Contents">
      <style:paragraph-properties fo:text-align="center" style:justify-single-word="false"/>
      <style:text-properties officeooo:rsid="00282ba2" officeooo:paragraph-rsid="00282ba2"/>
    </style:style>
    <style:style style:name="P14" style:family="paragraph" style:parent-style-name="Table_20_Contents">
      <style:paragraph-properties fo:text-align="center" style:justify-single-word="false"/>
      <style:text-properties officeooo:rsid="002ab214" officeooo:paragraph-rsid="002ab214"/>
    </style:style>
    <style:style style:name="P15" style:family="paragraph" style:parent-style-name="Table_20_Contents">
      <style:paragraph-properties fo:text-align="center" style:justify-single-word="false"/>
      <style:text-properties officeooo:rsid="002c7b8e" officeooo:paragraph-rsid="002c7b8e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8ab33" officeooo:paragraph-rsid="0018ab33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8ab33" officeooo:paragraph-rsid="001a9f5e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4ed91" officeooo:paragraph-rsid="0014ed91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officeooo:rsid="00324473" officeooo:paragraph-rsid="00324473"/>
    </style:style>
    <style:style style:name="P20" style:family="paragraph" style:parent-style-name="Table_20_Contents">
      <style:paragraph-properties fo:text-align="center" style:justify-single-word="false"/>
      <style:text-properties officeooo:rsid="0032c30e" officeooo:paragraph-rsid="0032c30e"/>
    </style:style>
    <style:style style:name="P21" style:family="paragraph" style:parent-style-name="Table_20_Contents">
      <style:paragraph-properties fo:text-align="center" style:justify-single-word="false"/>
      <style:text-properties officeooo:rsid="00333096" officeooo:paragraph-rsid="00333096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149020" officeooo:paragraph-rsid="00149020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14d4d7" officeooo:paragraph-rsid="00149020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14d4d7" officeooo:paragraph-rsid="0014d4d7" style:font-size-asian="12pt" style:font-size-complex="12pt"/>
    </style:style>
    <style:style style:name="T1" style:family="text">
      <style:text-properties fo:font-size="14pt" fo:font-style="normal" style:text-underline-style="none" fo:font-weight="normal" officeooo:rsid="0014ed91" style:font-size-asian="12.25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size="14pt" fo:font-style="normal" style:text-underline-style="solid" style:text-underline-width="auto" style:text-underline-color="font-color" fo:font-weight="bold" officeooo:rsid="0014ed91" style:font-size-asian="12.25pt" style:font-style-asian="normal" style:font-weight-asian="bold" style:font-size-complex="14pt" style:font-style-complex="normal" style:font-weight-complex="bold"/>
    </style:style>
    <style:style style:name="T3" style:family="text">
      <style:text-properties officeooo:rsid="001620e8"/>
    </style:style>
    <style:style style:name="T4" style:family="text">
      <style:text-properties officeooo:rsid="00195ef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9f5e" style:font-weight-asian="bold" style:font-weight-complex="bold"/>
    </style:style>
    <style:style style:name="T7" style:family="text">
      <style:text-properties fo:font-weight="bold" officeooo:rsid="0028fcdf" style:font-weight-asian="bold" style:font-weight-complex="bold"/>
    </style:style>
    <style:style style:name="T8" style:family="text">
      <style:text-properties fo:font-weight="bold" officeooo:rsid="002ab214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28fcdf"/>
    </style:style>
    <style:style style:name="T11" style:family="text">
      <style:text-properties officeooo:rsid="002ab214"/>
    </style:style>
    <style:style style:name="T12" style:family="text">
      <style:text-properties officeooo:rsid="002d30e4"/>
    </style:style>
    <style:style style:name="T13" style:family="text">
      <style:text-properties officeooo:rsid="002d339c"/>
    </style:style>
    <style:style style:name="T14" style:family="text">
      <style:text-properties officeooo:rsid="002f0b60"/>
    </style:style>
    <style:style style:name="T15" style:family="text">
      <style:text-properties officeooo:rsid="00301291"/>
    </style:style>
    <style:style style:name="T16" style:family="text">
      <style:text-properties officeooo:rsid="0031048f"/>
    </style:style>
    <style:style style:name="T17" style:family="text">
      <style:text-properties officeooo:rsid="00342908"/>
    </style:style>
    <style:style style:name="T18" style:family="text">
      <style:text-properties officeooo:rsid="0035c69a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28fcdf" style:font-size-asian="12pt" style:font-weight-asian="bold" style:font-size-complex="12pt" style:font-weight-complex="bold"/>
    </style:style>
    <style:style style:name="T21" style:family="text">
      <style:text-properties fo:font-size="12pt" fo:font-style="normal" style:text-underline-style="none" fo:font-weight="normal" officeooo:rsid="0014ed91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officeooo:rsid="0036f9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tocoles</text:p>
      <text:p text:style-name="P3"/>
      <text:p text:style-name="P3"/>
      <text:p text:style-name="P1">Modèle d'un message :</text:p>
      <text:p text:style-name="P5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2">Adresse</text:p>
            <text:p text:style-name="P22">Destinataires</text:p>
          </table:table-cell>
          <table:table-cell table:style-name="Table1.A1" office:value-type="string">
            <text:p text:style-name="P22">Adresses</text:p>
            <text:p text:style-name="P23">Expéditeurs</text:p>
          </table:table-cell>
          <table:table-cell table:style-name="Table1.A1" office:value-type="string">
            <text:p text:style-name="P24">Commandes</text:p>
          </table:table-cell>
          <table:table-cell table:style-name="Table1.D1" office:value-type="string">
            <text:p text:style-name="P24">Données</text:p>
          </table:table-cell>
        </table:table-row>
        <table:table-row>
          <table:table-cell table:style-name="Table1.A2" office:value-type="string">
            <text:p text:style-name="P24">1 octet</text:p>
          </table:table-cell>
          <table:table-cell table:style-name="Table1.A2" office:value-type="string">
            <text:p text:style-name="P24">1 octet</text:p>
          </table:table-cell>
          <table:table-cell table:style-name="Table1.A2" office:value-type="string">
            <text:p text:style-name="P24">1 octet</text:p>
          </table:table-cell>
          <table:table-cell table:style-name="Table1.D2" office:value-type="string">
            <text:p text:style-name="P24"><text:span text:style-name="T12">1</text:span> octet <text:span text:style-name="T16">(ou 5 pour maj)</text:span></text:p>
          </table:table-cell>
        </table:table-row>
      </table:table>
      <text:p text:style-name="P9">Taille : <text:span text:style-name="T13">4</text:span> octets <text:span text:style-name="T22">(8 pour maj)</text:span></text:p>
      <text:p text:style-name="P5"/>
      <text:p text:style-name="P10"><text:span text:style-name="T2">Adresses :</text:span><text:span text:style-name="T21"><text:tab/>- 0 = Serveur</text:span></text:p>
      <text:p text:style-name="P18"><text:tab/><text:tab/>- 1-254 <text:span text:style-name="T3">= identifiants voitures</text:span></text:p>
      <text:p text:style-name="P18"><text:tab/><text:tab/>- 255 = adresse de diffusion (toutes les voitures)</text:p>
      <text:p text:style-name="P6"/>
      <text:p text:style-name="P7"><text:span text:style-name="T9">Commandes : </text:span><text:tab/><text:span text:style-name="T19">0-</text:span><text:span text:style-name="T20">63</text:span><text:span text:style-name="T19"> = serveur → client </text:span></text:p>
      <text:p text:style-name="P16"><text:tab/><text:tab/><text:tab/>- 0 = Stop (voitures)</text:p>
      <text:p text:style-name="P16"><text:tab/><text:tab/><text:tab/>- 1 = Demande de déplacement</text:p>
      <text:p text:style-name="P16"><text:tab/><text:tab/><text:tab/>- <text:span text:style-name="T4">2 = Affectation index de nœud</text:span></text:p>
      <text:p text:style-name="P16"><text:tab/><text:tab/><text:tab/>- <text:span text:style-name="T15">3 = Info mis a jour</text:span></text:p>
      <text:p text:style-name="P17"><text:tab/><text:tab/><text:tab/><text:span text:style-name="T6">64</text:span><text:span text:style-name="T5">-</text:span><text:span text:style-name="T7">127</text:span><text:span text:style-name="T5"> = client → serveur</text:span></text:p>
      <text:p text:style-name="P17"><text:tab/><text:tab/><text:tab/>- <text:span text:style-name="T10">64 = nouveau nœud détecté</text:span></text:p>
      <text:p text:style-name="P17"><text:tab/><text:tab/><text:tab/>- <text:span text:style-name="T10">65 = nouveau chemin détecté</text:span></text:p>
      <text:p text:style-name="P17"><text:tab/><text:tab/><text:tab/>- <text:span text:style-name="T10">66 = demande de confirmation nœud visité par une autre voiture</text:span></text:p>
      <text:p text:style-name="P17"><text:tab/><text:tab/><text:tab/>- <text:span text:style-name="T10">67 = Voiture rencontré</text:span></text:p>
      <text:p text:style-name="P17"><text:tab/><text:tab/><text:tab/>- <text:span text:style-name="T14">68 = Demande de mis à jour map</text:span></text:p>
      <text:p text:style-name="P17"><text:tab/><text:tab/><text:tab/>- <text:span text:style-name="T10">127 = Voiture rejoignant le réseau</text:span></text:p>
      <text:p text:style-name="P17"><text:span text:style-name="T11"><text:tab/><text:tab/><text:tab/></text:span><text:span text:style-name="T8">128-255 = Confirmation réception (128 + commande)</text:span></text:p>
      <text:p text:style-name="P7"/>
      <text:p text:style-name="P4">Données :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Id commande</text:p>
          </table:table-cell>
          <table:table-cell table:style-name="Table2.B1" office:value-type="string">
            <text:p text:style-name="P13">Donné</text:p>
          </table:table-cell>
        </table:table-row>
        <table:table-row>
          <table:table-cell table:style-name="Table2.A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</table:table-row>
        <table:table-row>
          <table:table-cell table:style-name="Table2.A2" office:value-type="string">
            <text:p text:style-name="P12">1</text:p>
          </table:table-cell>
          <table:table-cell table:style-name="Table2.B2" office:value-type="string">
            <text:p text:style-name="P12">ID nœud à atteindre</text:p>
          </table:table-cell>
        </table:table-row>
        <table:table-row>
          <table:table-cell table:style-name="Table2.A2" office:value-type="string">
            <text:p text:style-name="P12">2</text:p>
          </table:table-cell>
          <table:table-cell table:style-name="Table2.B2" office:value-type="string">
            <text:p text:style-name="P12">ID nouveau nœud</text:p>
          </table:table-cell>
        </table:table-row>
        <table:table-row>
          <table:table-cell table:style-name="Table2.A2" office:value-type="string">
            <text:p text:style-name="P20">3</text:p>
          </table:table-cell>
          <table:table-cell table:style-name="Table2.B2" office:value-type="string">
            <text:p text:style-name="P21"><text:span text:style-name="T18">Nœud </text:span><text:s/>+ 4 chemin<text:span text:style-name="T17">s</text:span></text:p>
          </table:table-cell>
        </table:table-row>
        <table:table-row>
          <table:table-cell table:style-name="Table2.A2" office:value-type="string">
            <text:p text:style-name="P14">64</text:p>
          </table:table-cell>
          <table:table-cell table:style-name="Table2.B2" office:value-type="string">
            <text:p text:style-name="P13">0</text:p>
          </table:table-cell>
        </table:table-row>
        <table:table-row>
          <table:table-cell table:style-name="Table2.A2" office:value-type="string">
            <text:p text:style-name="P14">65</text:p>
          </table:table-cell>
          <table:table-cell table:style-name="Table2.B2" office:value-type="string">
            <text:p text:style-name="P13">Longueur</text:p>
          </table:table-cell>
        </table:table-row>
        <table:table-row>
          <table:table-cell table:style-name="Table2.A2" office:value-type="string">
            <text:p text:style-name="P14">66</text:p>
          </table:table-cell>
          <table:table-cell table:style-name="Table2.B2" office:value-type="string">
            <text:p text:style-name="P12">ID nœud a vérifier</text:p>
          </table:table-cell>
        </table:table-row>
        <table:table-row>
          <table:table-cell table:style-name="Table2.A2" office:value-type="string">
            <text:p text:style-name="P14">67</text:p>
          </table:table-cell>
          <table:table-cell table:style-name="Table2.B2" office:value-type="string">
            <text:p text:style-name="P12">0</text:p>
          </table:table-cell>
        </table:table-row>
        <table:table-row>
          <table:table-cell table:style-name="Table2.A2" office:value-type="string">
            <text:p text:style-name="P19">68</text:p>
          </table:table-cell>
          <table:table-cell table:style-name="Table2.B2" office:value-type="string">
            <text:p text:style-name="P19">0</text:p>
          </table:table-cell>
        </table:table-row>
        <table:table-row table:style-name="Table2.11">
          <table:table-cell table:style-name="Table2.A2" office:value-type="string">
            <text:p text:style-name="P14">127</text:p>
          </table:table-cell>
          <table:table-cell table:style-name="Table2.B2" office:value-type="string">
            <text:p text:style-name="P12">0</text:p>
          </table:table-cell>
        </table:table-row>
        <table:table-row table:style-name="Table2.11">
          <table:table-cell table:style-name="Table2.A2" office:value-type="string">
            <text:p text:style-name="P15">128-255</text:p>
          </table:table-cell>
          <table:table-cell table:style-name="Table2.B2" office:value-type="string">
            <text:p text:style-name="P15">Donnée à confirmer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22:04:35.110517390</meta:creation-date>
    <meta:generator>LibreOffice/4.2.8.2$Linux_X86_64 LibreOffice_project/420m0$Build-2</meta:generator>
    <dc:date>2016-02-12T13:18:42.082143110</dc:date>
    <meta:editing-duration>PT54M1S</meta:editing-duration>
    <meta:editing-cycles>42</meta:editing-cycles>
    <meta:document-statistic meta:table-count="2" meta:image-count="0" meta:object-count="0" meta:page-count="1" meta:paragraph-count="54" meta:word-count="179" meta:character-count="878" meta:non-whitespace-character-count="710"/>
  </office:meta>
</office:document-meta>
</file>